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71B00000A0D851990FA494D896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ABEL Unicode1" svg:font-family="'BABEL Unicode'"/>
    <style:font-face style:name="Calibri" svg:font-family="Calibri" style:font-family-generic="swiss"/>
    <style:font-face style:name="Segoe UI" svg:font-family="'Segoe UI'" style:font-family-generic="swiss"/>
    <style:font-face style:name="DejaVu Sans" svg:font-family="'DejaVu Sans'" style:font-family-generic="swiss" style:font-pitch="variable"/>
    <style:font-face style:name="BABEL Unicode" svg:font-family="'BABEL Unicode'" style:font-family-generic="system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>
      <style:paragraph-properties fo:margin-top="0in" fo:margin-bottom="0in" style:line-height-at-least="0.222in" fo:text-align="start"/>
    </style:style>
    <style:style style:name="P3" style:family="paragraph">
      <style:paragraph-properties fo:margin-top="0in" fo:margin-bottom="0in" style:line-height-at-least="0.3335in" fo:text-align="start"/>
    </style:style>
    <style:style style:name="P4" style:family="paragraph">
      <loext:graphic-properties draw:fill="none"/>
      <style:paragraph-properties fo:margin-top="0in" fo:margin-bottom="0in" style:line-height-at-least="0.222in" fo:text-align="star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style:font-name="DejaVu Sans"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4" style:family="text">
      <style:text-properties style:font-name="DejaVu Sans"/>
    </style:style>
    <style:style style:name="T5" style:family="text">
      <style:text-properties style:font-name="DejaVu Sans" fo:font-size="28pt" fo:font-weight="bold" style:font-size-asian="28pt" style:font-weight-asian="bold" style:font-size-complex="28pt" style:font-weight-complex="bold"/>
    </style:style>
    <style:style style:name="T6" style:family="text">
      <style:text-properties style:font-name="DejaVu Sans" fo:font-size="14pt" style:font-size-asian="14pt" style:font-size-complex="14pt"/>
    </style:style>
    <style:style style:name="fr1" style:family="graphic" style:parent-style-name="Graphics">
      <style:graphic-properties fo:margin-left="0.1252in" fo:margin-right="0.1283in" fo:margin-top="0in" fo:margin-bottom="0in" style:run-through="background" style:wrap="run-through" style:number-wrapped-paragraphs="no-limit" style:vertical-pos="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vertical-align="top" draw:auto-grow-height="false" draw:fit-to-size="false" style:shrink-to-fit="false" fo:min-height="4.8118in" fo:min-width="4.8118in" fo:padding-top="0in" fo:padding-bottom="0in" fo:padding-left="0in" fo:padding-right="0in" fo:wrap-option="wrap" style:run-through="foreground"/>
    </style:style>
    <style:style style:name="gr3" style:family="graphic">
      <style:graphic-properties draw:stroke="none" svg:stroke-width="0in" draw:fill="none" draw:textarea-vertical-align="top" draw:auto-grow-height="false" draw:fit-to-size="false" style:shrink-to-fit="false" fo:min-height="0.511in" fo:min-width="4.7484in" fo:padding-top="0.0398in" fo:padding-bottom="0.0398in" fo:padding-left="0in" fo:padding-right="0in" fo:wrap-option="wrap" style:run-through="foreground"/>
    </style:style>
    <style:style style:name="gr4" style:family="graphic">
      <style:graphic-properties draw:stroke="none" svg:stroke-color="#000000" draw:fill="none" draw:fill-color="#ffffff" fo:min-height="2.6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9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paragraph" draw:z-index="1" draw:name="Gruppe 4" draw:style-name="gr1"><draw:custom-shape draw:name="TekstSylinder 8" draw:style-name="gr2" draw:text-style-name="P4" svg:width="4.8114in" svg:height="4.8114in" svg:x="0.9874in" svg:y="-6.0016in"><text:p text:style-name="P2"><text:span text:style-name="T1">Fordypningsoppgave 20XX (Arial, vanlig, 11pt)</text:span></text:p><text:p text:style-name="P2"><text:span text:style-name="T1">Skriv inn fakultetet der oppgaven er skrevet (Arial, vanlig, </text:span><text:span text:style-name="T1">11pt)</text:span></text:p><text:p text:style-name="P2"><text:span text:style-name="T1"/></text:p><text:p text:style-name="P2"><text:span text:style-name="T1"/></text:p><text:p text:style-name="P2"><text:span text:style-name="T1"/></text:p><text:p text:style-name="P3"><text:span text:style-name="T2">Skriv inn oppgavens tittel </text:span><text:span text:style-name="T2">(Arial, fet, <text:s/>20pt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Sylinder 9" draw:style-name="gr3" draw:text-style-name="P4" svg:width="4.748in" svg:height="0.5898in" svg:x="0.9874in" svg:y="-0.7508in"><text:p text:style-name="P2"><text:span text:style-name="T3">Fornavn Etternavn (Arial, vanlig, 15pt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text:anchor-type="paragraph" draw:z-index="2" draw:name="Shape1" draw:style-name="gr4" draw:text-style-name="P5" svg:width="4.8232in" svg:height="2.6205in" svg:x="0.7555in" svg:y="5.2602in"><draw:text-box><text:p><text:span text:style-name="T4">TIP360 term paper</text:span></text:p><text:p/><text:p><text:span text:style-name="T5">Design of a</text:span><text:span text:style-name="T5"><text:line-break/></text:span><text:span text:style-name="T5">Wireless Sensor Node</text:span></text:p><text:p><text:span text:style-name="T5">for Noise Monitoring</text:span></text:p></draw:text-box></draw:frame><draw:frame text:anchor-type="paragraph" draw:z-index="3" draw:name="Shape2" draw:style-name="gr5" draw:text-style-name="P6" svg:width="4.1803in" svg:height="0.9122in" svg:x="0.7874in" svg:y="10.1366in"><draw:text-box><text:p><text:span text:style-name="T6">Jon Nordby</text:span></text:p><text:p><text:span text:style-name="T6"/></text:p><text:p><text:span text:style-name="T6">December 2018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ABEL Unicode1" svg:font-family="'BABEL Unicode'"/>
    <style:font-face style:name="Calibri" svg:font-family="Calibri" style:font-family-generic="swiss"/>
    <style:font-face style:name="Segoe UI" svg:font-family="'Segoe UI'" style:font-family-generic="swiss"/>
    <style:font-face style:name="DejaVu Sans" svg:font-family="'DejaVu Sans'" style:font-family-generic="swiss" style:font-pitch="variable"/>
    <style:font-face style:name="BABEL Unicode" svg:font-family="'BABEL Unicode'" style:font-family-generic="system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BABEL Unicode" style:font-family-complex="'BABEL Unicode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BABEL Unicode1" style:font-family-complex="'BABEL Unicode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BABEL Unicode1" style:font-family-complex="'BABEL Unicod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BABEL Unicode1" style:font-family-complex="'BABEL Unicode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swiss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Topptekst_20_Tegn" style:display-name="Topptekst Tegn" style:family="text" style:parent-style-name="Default_20_Paragraph_20_Font"/>
    <style:style style:name="Bunntekst_20_Tegn" style:display-name="Bunntekst Tegn" style:family="text" style:parent-style-name="Default_20_Paragraph_20_Font"/>
    <style:style style:name="Bobletekst_20_Tegn" style:display-name="Bobletekst Tegn" style:family="text" style:parent-style-name="Default_20_Paragraph_20_Font">
      <style:text-properties style:font-name="Segoe UI" fo:font-family="'Segoe UI'" style:font-family-generic="swiss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.1252in" fo:margin-right="0.1283in" fo:margin-top="0in" fo:margin-bottom="0in" style:run-through="background" style:wrap="run-through" style:number-wrapped-paragraphs="no-limit" style:vertical-pos="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.4925in" fo:margin-left="0in" fo:margin-right="0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Bilde 5" text:anchor-type="char" svg:x="0in" svg:width="8.2681in" svg:height="11.6929in" draw:z-index="0"><draw:image xlink:href="Pictures/100000000000071B00000A0D851990FA494D8969.jpg" xlink:type="simple" xlink:show="embed" xlink:actuate="onLoad" loext:mime-type="image/jpeg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</meta:editing-cycles>
    <meta:creation-date>2017-01-03T09:34:00</meta:creation-date>
    <dc:date>2018-12-20T23:07:51.092689626</dc:date>
    <meta:editing-duration>PT15M33S</meta:editing-duration>
    <meta:generator>LibreOffice/6.1.3.2$Linux_X86_64 LibreOffice_project/10$Build-2</meta:generator>
    <meta:document-statistic meta:table-count="0" meta:image-count="1" meta:object-count="0" meta:page-count="1" meta:paragraph-count="0" meta:word-count="0" meta:character-count="0" meta:non-whitespace-character-count="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